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onaco, 'Lucida Console', monospace"/>
    <style:font-face style:name="Open Sans" svg:font-family="'Open Sans', 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444444" style:font-name="Open Sans" fo:font-size="10.5pt" fo:letter-spacing="normal" fo:font-style="normal" fo:font-weight="normal"/>
    </style:style>
    <style:style style:name="P2" style:family="paragraph" style:parent-style-name="Standard">
      <style:paragraph-properties fo:margin-left="0cm" fo:margin-right="0cm" fo:margin-top="0cm" fo:margin-bottom="0cm" loext:contextual-spacing="false" fo:orphans="2" fo:widows="2" fo:text-indent="0cm" style:auto-text-indent="false"/>
      <style:text-properties officeooo:paragraph-rsid="0002fb91"/>
    </style:style>
    <style:style style:name="P3" style:family="paragraph" style:parent-style-name="Preformatted_20_Text">
      <style:paragraph-properties fo:margin-top="0cm" fo:margin-bottom="0cm" loext:contextual-spacing="false" fo:line-height="171%" fo:orphans="2" fo:widows="2" fo:padding="0.049cm" fo:border="0.06pt solid #ededed"/>
    </style:style>
    <style:style style:name="P4" style:family="paragraph" style:parent-style-name="Preformatted_20_Text">
      <style:paragraph-properties fo:margin-top="0cm" fo:margin-bottom="0cm" loext:contextual-spacing="false" fo:line-height="171%" fo:orphans="2" fo:widows="2" fo:padding="0.049cm" fo:border="0.06pt solid #ededed"/>
      <style:text-properties fo:font-variant="normal" fo:text-transform="none" fo:color="#666666" style:font-name="Consolas" fo:letter-spacing="normal" fo:font-style="normal" fo:font-weight="normal"/>
    </style:style>
    <style:style style:name="P5" style:family="paragraph" style:parent-style-name="Preformatted_20_Text">
      <style:paragraph-properties fo:margin-top="0cm" fo:margin-bottom="0cm" loext:contextual-spacing="false" fo:line-height="171%" fo:orphans="2" fo:widows="2" fo:padding="0.049cm" fo:border="0.06pt solid #ededed"/>
      <style:text-properties fo:font-variant="normal" fo:text-transform="none" fo:color="#666666" fo:letter-spacing="normal"/>
    </style:style>
    <style:style style:name="P6"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444444" style:font-name="Open Sans" fo:font-size="10.5pt" fo:letter-spacing="normal" fo:font-style="normal" fo:font-weight="normal" officeooo:paragraph-rsid="0002fb91"/>
    </style:style>
    <style:style style:name="P7" style:family="paragraph" style:parent-style-name="Preformatted_20_Text">
      <style:paragraph-properties fo:margin-left="0cm" fo:margin-right="0cm" fo:margin-top="0cm" fo:margin-bottom="0cm" loext:contextual-spacing="false" fo:line-height="171%" fo:orphans="2" fo:widows="2" fo:text-indent="0cm" style:auto-text-indent="false" fo:padding="0.049cm" fo:border="0.06pt solid #ededed"/>
      <style:text-properties fo:font-variant="normal" fo:text-transform="none" fo:color="#666666" style:font-name="Consolas" fo:letter-spacing="normal" fo:font-style="normal" fo:font-weight="normal"/>
    </style:style>
    <style:style style:name="P8" style:family="paragraph" style:parent-style-name="Preformatted_20_Text">
      <style:paragraph-properties fo:margin-top="0cm" fo:margin-bottom="0cm" loext:contextual-spacing="false" fo:line-height="171%" fo:orphans="2" fo:widows="2" fo:padding="0.049cm" fo:border="0.06pt solid #ededed"/>
      <style:text-properties fo:font-variant="normal" fo:text-transform="none" fo:color="#666666" style:font-name="Consolas" fo:letter-spacing="normal" fo:font-style="normal" fo:font-weight="normal"/>
    </style:style>
    <style:style style:name="T1" style:family="text">
      <style:text-properties fo:color="#ff0000" fo:font-size="15pt" fo:font-weight="bold" officeooo:rsid="0002fb91" style:font-size-asian="15pt" style:font-weight-asian="bold" style:font-size-complex="15pt" style:font-weight-complex="bold"/>
    </style:style>
    <style:style style:name="T2" style:family="text">
      <style:text-properties fo:font-variant="normal" fo:text-transform="none" fo:color="#444444" style:font-name="Open Sans" fo:font-size="10.5pt" fo:letter-spacing="normal" fo:font-style="normal" fo:font-weight="normal"/>
    </style:style>
    <style:style style:name="T3" style:family="text">
      <style:text-properties fo:font-variant="normal" fo:text-transform="none" fo:color="#444444" style:font-name="Open Sans" fo:font-size="10.5pt" fo:letter-spacing="normal" fo:font-weight="normal" loext:padding="0cm" loext:border="none"/>
    </style:style>
    <style:style style:name="T4" style:family="text">
      <style:text-properties fo:color="#444444" style:font-name="Open Sans" fo:font-size="10.5pt" fo:letter-spacing="normal" fo:font-weight="normal" loext:padding="0cm" loext:border="none"/>
    </style:style>
    <style:style style:name="T5" style:family="text">
      <style:text-properties style:font-name="Consolas"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span text:style-name="T1">SEMAPHORE</text:span></text:p>
      <text:p text:style-name="Standard"/>
      <text:p text:style-name="P1">Semaphore is a counter. It is mostly used, when we need to maintain the count of the resources. Let’s say we want to implement the memory manager, where we need to maintain the count of available memory pages. To start with, say we have 10 pages, so the initial value of the semaphore will be 10. So, if the thread 1 comes and asks for the 5 pages, we will decrement the value of semaphore to 5 (10 – 5). Likewise, say thread 2 asks for 5 pages, this will further decrement the semaphore value to 0 (5 – 5). At this point, if there is an another thread say thread 3 and asks for 3 pages, it will have to wait, since we don’t any pages left. Meanwhile, if the thread 1 is done with the pages, it will release 5 pages, which in turn will increment the semaphore value to 5 (0 + 5). This, in turn will unblock the thread-3, which will decrement the semaphore value to 2 (5 – 3). So, as you understand, there are two possible operations with the semaphore – increment and decrement. Accordingly, we have two APIs – up and down. Below are the data structures and APIs for semaphore.</text:p>
      <text:p text:style-name="Standard"/>
      <text:p text:style-name="P7">#include &lt;linux/semaphore.h&gt;</text:p>
      <text:p text:style-name="P4">struct semaphore /* Semaphore data structure */</text:p>
      <text:p text:style-name="P4">// Initialization</text:p>
      <text:p text:style-name="P4">// Statically</text:p>
      <text:p text:style-name="P4">DEFINE_SEMAPHORE(my_sem);</text:p>
      <text:p text:style-name="P4">// Dynamically</text:p>
      <text:p text:style-name="P4">struct semaphore my_sem;</text:p>
      <text:p text:style-name="P4">sema_init(&amp;my_sem, val);</text:p>
      <text:p text:style-name="P3"/>
      <text:p text:style-name="P4">// Operations</text:p>
      <text:p text:style-name="P4">void down((&amp;sem);</text:p>
      <text:p text:style-name="P4">int down_interruptible(&amp;sem);</text:p>
      <text:p text:style-name="P4">int down_trylock(&amp;sem);</text:p>
      <text:p text:style-name="P4">void up(&amp;sem);</text:p>
      <text:p text:style-name="Standard"/>
      <text:p text:style-name="P6">As with the mutex, we have two versions of down – interruptible and uninterruptible.</text:p>
      <text:p text:style-name="P6"/>
      <text:p text:style-name="P2"><text:span text:style-name="T2">Initialization function </text:span><text:span text:style-name="Emphasis"><text:span text:style-name="T4">sema_init()</text:span></text:span><text:span text:style-name="Emphasis"><text:span text:style-name="T3"> </text:span></text:span><text:span text:style-name="T2">takes two arguments – pointer to the </text:span><text:span text:style-name="Emphasis"><text:span text:style-name="T4">struct semaphore</text:span></text:span><text:span text:style-name="Emphasis"><text:span text:style-name="T3"> </text:span></text:span><text:span text:style-name="T2">and initial value of semaphore. If semaphore value is greater than 1, we call it as counting semaphore and if the value of semaphore is restricted to 1, it operates in way similar to mutex. The semaphore for which the maximum count value is 1, is called as binary semaphore. Below is example, where the mutex is replaced with a semaphore:</text:span></text:p>
      <text:p text:style-name="Standard"/>
      <text:p text:style-name="P7">#include &lt;linux/semaphore.h&gt;</text:p>
      <text:p text:style-name="P4">static struct my_sem;</text:p>
      <text:p text:style-name="P4">static int counter = 0;</text:p>
      <text:p text:style-name="P4">static int thread_fn(void *unused)</text:p>
      <text:p text:style-name="P4">{</text:p>
      <text:p text:style-name="P4"><text:tab/>while (!kthread_should_stop())</text:p>
      <text:p text:style-name="P5"><text:soft-page-break/><text:s text:c="4"/><text:span text:style-name="T5">{</text:span></text:p>
      <text:p text:style-name="P4"><text:tab/>if (down_interruptible(&amp;my_sem))</text:p>
      <text:p text:style-name="P5"><text:s text:c="12"/><text:span text:style-name="T5">break;</text:span></text:p>
      <text:p text:style-name="P4"><text:tab/><text:tab/>counter++;</text:p>
      <text:p text:style-name="P4"><text:tab/>printk(KERN_INFO "Job %d started\n", counter);</text:p>
      <text:p text:style-name="P4"><text:tab/>get_random_bytes(&amp;i, sizeof(i));</text:p>
      <text:p text:style-name="P4"><text:tab/>ssleep(i % 5);</text:p>
      <text:p text:style-name="P4"><text:tab/>printk(KERN_INFO "Job %d finished\n", counter);</text:p>
      <text:p text:style-name="P4"><text:tab/>up(&amp;my_sem);</text:p>
      <text:p text:style-name="P4"><text:tab/>}</text:p>
      <text:p text:style-name="P4"><text:tab/>printk(KERN_INFO "Thread Stopping\n");</text:p>
      <text:p text:style-name="P4"><text:tab/>do_exit(0);</text:p>
      <text:p text:style-name="P4">}</text:p>
      <text:p text:style-name="P4">static int init_module(void)</text:p>
      <text:p text:style-name="P4">{</text:p>
      <text:p text:style-name="P5"><text:s text:c="4"/><text:span text:style-name="T5">// Binary semaphore</text:span></text:p>
      <text:p text:style-name="P5"><text:s text:c="4"/><text:span text:style-name="T5">sema_init(&amp;my_sem, 1);</text:span></text:p>
      <text:p text:style-name="P4">}</text:p>
      <text:p text:style-name="P1"/>
      <text:p text:style-name="P1">The code is same as with mutex. It provides the synchronized access to the global variable count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onaco, 'Lucida Console', monospace"/>
    <style:font-face style:name="Open Sans" svg:font-family="'Open Sans', 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4T11:02:30.629966343</meta:creation-date>
    <dc:date>2018-10-14T11:09:24.547813708</dc:date>
    <meta:editing-duration>PT6M55S</meta:editing-duration>
    <meta:editing-cycles>1</meta:editing-cycles>
    <meta:generator>LibreOffice/5.1.6.2$Linux_X86_64 LibreOffice_project/10m0$Build-2</meta:generator>
    <meta:document-statistic meta:table-count="0" meta:image-count="0" meta:object-count="0" meta:page-count="4" meta:paragraph-count="42" meta:word-count="391" meta:character-count="2485" meta:non-whitespace-character-count="2088"/>
  </office:meta>
</office:document-meta>
</file>